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WW-Encabezado_20_del_20_índice">
      <style:paragraph-properties fo:margin-top="0.423cm" fo:margin-bottom="0.212cm"/>
    </style:style>
    <style:style style:name="P14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5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fo:font-size="14pt" style:font-size-asian="14pt" style:font-size-complex="14pt"/>
    </style:style>
    <style:style style:name="P19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22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3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 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7">Versión</text:p>
          </table:table-cell>
          <table:table-cell table:style-name="Versiones.B1" office:value-type="string">
            <text:p text:style-name="P8">Cambio</text:p>
          </table:table-cell>
        </table:table-row>
        <table:table-row>
          <table:table-cell table:style-name="Versiones.A2" office:value-type="string">
            <text:p text:style-name="P7">0.1</text:p>
          </table:table-cell>
          <table:table-cell table:style-name="Versiones.B2" office:value-type="string">
            <text:p text:style-name="P8">Empiezo a toquetear</text:p>
          </table:table-cell>
        </table:table-row>
        <table:table-row>
          <table:table-cell table:style-name="Versiones.A2" office:value-type="string">
            <text:p text:style-name="P7">1.7</text:p>
          </table:table-cell>
          <table:table-cell table:style-name="Versiones.B2" office:value-type="string">
            <text:p text:style-name="P8">Las ilustraciones deberían contener un título y un número, como se verá en la ilustración de este documento. Además referenciaremos a esta por su número.</text:p>
          </table:table-cell>
        </table:table-row>
        <table:table-row>
          <table:table-cell table:style-name="Versiones.A2" office:value-type="string">
            <text:p text:style-name="P7">1.65</text:p>
          </table:table-cell>
          <table:table-cell table:style-name="Versiones.B2" office:value-type="string">
            <text:p text:style-name="P8">Cambiado el orden de los campos a uno más legible.</text:p>
          </table:table-cell>
        </table:table-row>
      </table:table>
      <text:p text:style-name="P6"/>
      <text:p text:style-name="P9">Autores:</text:p>
      <text:p text:style-name="P9">Rubén Paje del Pino, i01032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0">Índice de contenido</text:p>
          </text:index-title>
          <text:p text:style-name="P11">1. Primer apartado (en Arial 16 negrita, y justificado -como el resto del documento)<text:tab/>3</text:p>
          <text:p text:style-name="P12">1.1 Primer sub-apartado del primer apartado (en Arial 14 negrita y cursiva)<text:tab/>3</text:p>
          <text:p text:style-name="P11">2. Segundo apartado (como el primero, en Arial 14 negrita, cursiva y justificado)<text:tab/>3</text:p>
        </text:index-body>
      </text:table-of-content>
      <text:p text:style-name="P13"/>
      <text:section text:style-name="Sect2" text:name="Área2">
        <text:h text:style-name="P17" text:outline-level="1">1. Paso a tablas</text:h>
        <text:p text:style-name="Text_20_body"/>
        <text:h text:style-name="P18" text:outline-level="2">1.1 Diagrama E/R del enunciado</text:h>
        <text:p text:style-name="P16"/>
        <text:h text:style-name="P18" text:outline-level="2">1.2 Diagrama del paso a tablas</text:h>
        <text:p text:style-name="Text_20_body"><text:span text:style-name="T1">Sdjakjf</text:span></text:p>
        <text:p text:style-name="P15"><text:span text:style-name="T2"/></text:p>
        <text:h text:style-name="P19" text:outline-level="2"><text:span text:style-name="T2">1.3 Supuestos realizados en cuanto a integridad referencial.</text:span></text:h>
        <text:p text:style-name="P15"><text:span text:style-name="T2"/></text:p>
        <text:h text:style-name="P18" text:outline-level="2"><text:span text:style-name="T2">1.4 Otros comentarios</text:span></text:h>
        <text:p text:style-name="P15"><text:span text:style-name="T2">asdajlkj</text:span></text:p>
        <text:p text:style-name="P15"><text:span text:style-name="T2"/></text:p>
        <text:h text:style-name="Heading_20_1" text:outline-level="1">2. Consultas</text:h>
        <text:h text:style-name="P18" text:outline-level="2"><text:span text:style-name="T2">2.1 Primera consulta</text:span></text:h>
        <text:h text:style-name="Heading_20_3" text:outline-level="3"><text:span text:style-name="T2">2.1.1 Enunciado</text:span></text:h>
        <text:p text:style-name="Text_20_body"><text:span text:style-name="T2">Modificar la tabla ANIMAL para que incluya el campo nombre</text:span></text:p>
        <text:h text:style-name="Heading_20_3" text:outline-level="3"><text:span text:style-name="T2">2.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.3 Comentarios a la solución</text:span></text:h>
        <text:p text:style-name="Text_20_body"><text:span text:style-name="T2">Gracias a ese cambio podremos guardar un atributo extra con el nombre del animal.</text:span></text:p>
        <text:p text:style-name="Text_20_body"><text:span text:style-name="T2"/></text:p>
        <text:h text:style-name="P18" text:outline-level="2"><text:span text:style-name="T2">2.2 Segunda consulta</text:span></text:h>
        <text:h text:style-name="Heading_20_3" text:outline-level="3"><text:span text:style-name="T2">2.2.1 Enunciado</text:span></text:h>
        <text:p text:style-name="Text_20_body"><text:span text:style-name="T2">Inserta al menos 5 tuplas en cada tabla del modelo.</text:span></text:p>
        <text:h text:style-name="Heading_20_3" text:outline-level="3"><text:span text:style-name="T2">2.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2.3 Comentarios a la solución</text:span></text:h>
        <text:p text:style-name="Text_20_body"><text:span text:style-name="T2">Gracias a este apartado, hemos realizado todas las tablas aprendiendo la sintaxis básica del lenguaje SQL.</text:span></text:p>
        <text:p text:style-name="Text_20_body"><text:span text:style-name="T2"/></text:p>
        <text:h text:style-name="P18" text:outline-level="2"><text:span text:style-name="T2">2.3 Tercera consulta</text:span></text:h>
        <text:h text:style-name="Heading_20_3" text:outline-level="3"><text:span text:style-name="T2">2.3.1 Enunciado</text:span></text:h>
        <text:p text:style-name="Text_20_body"><text:span text:style-name="T2">Actualizar el teléfono móvil de un veterinario.</text:span></text:p>
        <text:h text:style-name="Heading_20_3" text:outline-level="3"><text:span text:style-name="T2">2.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3.3 Comentarios a la solución</text:span></text:h>
        <text:p text:style-name="Text_20_body"><text:span text:style-name="T2">Actualmente, tener teléfono móvil es básico para un gran número de personas. Por ello esta actualización es interesante.</text:span></text:p>
        <text:p text:style-name="P6"><text:span text:style-name="T2"/></text:p>
        <text:h text:style-name="P18" text:outline-level="2"><text:span text:style-name="T2">2.4 Cuarta consulta</text:span></text:h>
        <text:h text:style-name="Heading_20_3" text:outline-level="3"><text:span text:style-name="T2">2.4.1 Enunciado</text:span></text:h>
        <text:p text:style-name="Text_20_body"><text:span text:style-name="T2">Realizar el cambio de crotal de un animal.</text:span></text:p>
        <text:h text:style-name="Heading_20_3" text:outline-level="3"><text:span text:style-name="T2">2.4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4.3 Comentarios a la solución</text:span></text:h>
        <text:p text:style-name="Text_20_body"><text:span text:style-name="T2">A cualquier animal podría perdérsele el crotal o que el mismo lo haya roto.</text:span></text:p>
        <text:p text:style-name="Text_20_body"><text:span text:style-name="T2"/></text:p>
        <text:h text:style-name="P18" text:outline-level="2"><text:span text:style-name="T2">2.5 Quinta consulta</text:span></text:h>
        <text:h text:style-name="Heading_20_3" text:outline-level="3"><text:span text:style-name="T2">2.5.1 Enunciado</text:span></text:h>
        <text:p text:style-name="Text_20_body"><text:span text:style-name="T2">Realizar un informe donde aparezcan el crotal, el nombre, raza, tipo y fecha de inseminación o monta de aquellas vacas cuyo parto se espera para el mes de septiembre de este año.</text:span></text:p>
        <text:h text:style-name="Heading_20_3" text:outline-level="3"><text:span text:style-name="T2">2.5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5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8" text:outline-level="2"><text:span text:style-name="T2">2.6 Sexta consulta</text:span></text:h>
        <text:h text:style-name="Heading_20_3" text:outline-level="3"><text:span text:style-name="T2">2.6.1 Enunciado</text:span></text:h>
        <text:p text:style-name="Text_20_body"><text:span text:style-name="T2">Borrar aquellos sementales de la raza “Alistana”</text:span></text:p>
        <text:h text:style-name="Heading_20_3" text:outline-level="3"><text:span text:style-name="T2">2.6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6.3 Comentarios a la solución</text:span></text:h>
        <text:p text:style-name="P6"><text:span text:style-name="T2">Xxxxxxxxxxxx xx xxxxxxxxxxxxxxxx xxxxxx</text:span></text:p>
        <text:p text:style-name="P6"><text:span text:style-name="T2"/></text:p>
        <text:h text:style-name="P18" text:outline-level="2"><text:span text:style-name="T2">2.7 Séptima consulta</text:span></text:h>
        <text:h text:style-name="Heading_20_3" text:outline-level="3"><text:span text:style-name="T2">2.7.1 Enunciado</text:span></text:h>
        <text:p text:style-name="Text_20_body"><text:span text:style-name="T2">Obtener el crotal, el nombre y la raza de aquellas vacas que no han tenido ningún ternero.</text:span></text:p>
        <text:h text:style-name="Heading_20_3" text:outline-level="3"><text:span text:style-name="T2">2.7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7.3 Comentarios a la solución</text:span></text:h>
        <text:p text:style-name="Text_20_body"><text:span text:style-name="T2">Xxx xxxx x xxx xx</text:span></text:p>
        <text:p text:style-name="Text_20_body"><text:span text:style-name="T2"/></text:p>
        <text:h text:style-name="P18" text:outline-level="2"><text:span text:style-name="T2">2.8 Octava consulta</text:span></text:h>
        <text:h text:style-name="Heading_20_3" text:outline-level="3"><text:span text:style-name="T2">2.8.1 Enunciado</text:span></text:h>
        <text:p text:style-name="Text_20_body"><text:span text:style-name="T2">Realizar un informe que muestre para cada vaca el número de terneros que ha tenido.</text:span></text:p>
        <text:h text:style-name="Heading_20_3" text:outline-level="3"><text:span text:style-name="T2">2.8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8.3 Comentarios a la solución</text:span></text:h>
        <text:p text:style-name="Text_20_body"><text:span text:style-name="T2">Xxxxxxxxxx xxxxxxxx <text:s text:c="5"/>xxxxxxxxxxxxx <text:s text:c="6"/>xxxxxxxxxxx</text:span></text:p>
        <text:p text:style-name="P6"><text:span text:style-name="T2"/></text:p>
        <text:h text:style-name="P18" text:outline-level="2"><text:span text:style-name="T2">2.9 Novena consulta</text:span></text:h>
        <text:h text:style-name="Heading_20_3" text:outline-level="3"><text:span text:style-name="T2">2.9.1 Enunciado</text:span></text:h>
        <text:p text:style-name="Text_20_body"><text:span text:style-name="T2">Calcular el número de sementales de cada raza que tengo en la explotación.</text:span></text:p>
        <text:h text:style-name="Heading_20_3" text:outline-level="3"><text:span text:style-name="T2">2.9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9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8" text:outline-level="2"><text:span text:style-name="T2">2.10 Décima consulta</text:span></text:h>
        <text:h text:style-name="Heading_20_3" text:outline-level="3"><text:span text:style-name="T2">2.10.1 Enunciado</text:span></text:h>
        <text:p text:style-name="Text_20_body"><text:span text:style-name="T2">Obtener el crotal de las vacas inseminadas artificialmente con semen del proveedor X cuya inseminación no ha tenido éxito.</text:span></text:p>
        <text:h text:style-name="Heading_20_3" text:outline-level="3"><text:span text:style-name="T2">2.10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0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8" text:outline-level="2"><text:span text:style-name="T2">2.11 Undécima consulta</text:span></text:h>
        <text:h text:style-name="Heading_20_3" text:outline-level="3"><text:span text:style-name="T2">2.11.1 Enunciado</text:span></text:h>
        <text:p text:style-name="Text_20_body"><text:span text:style-name="T2">Obtener la lista de crotales y nombres de sementales ordenado descendentemente por número de montas que ha realizado.</text:span></text:p>
        <text:h text:style-name="Heading_20_3" text:outline-level="3"><text:span text:style-name="T2">2.1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1.3 Comentarios a la solución</text:span></text:h>
        <text:p text:style-name="P6"><text:span text:style-name="T2">Xxxxxxxxxxxx xx xxxxxxxxxxxxxxxx xxxxxx</text:span></text:p>
        <text:p text:style-name="P6"><text:span text:style-name="T2"/></text:p>
        <text:h text:style-name="P18" text:outline-level="2"><text:span text:style-name="T2">2.12 Duodécima consulta</text:span></text:h>
        <text:h text:style-name="Heading_20_3" text:outline-level="3"><text:span text:style-name="T2">2.12.1 Enunciado</text:span></text:h>
        <text:p text:style-name="Text_20_body"><text:span text:style-name="T2">Crear la siguiente tabla dentro de la base de dato PARTO(n_crotal, fecha_prev_parto, fecha_min_parto, fecha_max_parto).</text:span></text:p>
        <text:h text:style-name="Heading_20_3" text:outline-level="3"><text:span text:style-name="T2">2.1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2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8" text:outline-level="2"><text:span text:style-name="T2">2.13 Décimo tercera consulta</text:span></text:h>
        <text:h text:style-name="Heading_20_3" text:outline-level="3"><text:span text:style-name="T2">2.13.1 Enunciado</text:span></text:h>
        <text:p text:style-name="Text_20_body"><text:span text:style-name="T2">Crear los mecanismos automáticos necesarios que al introducir una monta o inseminación rellene la tabla PARTO, teniendo en cuenta que la gestación de una vaca es de 280 días (prev.) aproximadamente (entre 276 (min.) y 290 días (máx.)).</text:span></text:p>
        <text:h text:style-name="Heading_20_3" text:outline-level="3"><text:span text:style-name="T2">2.1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3.3 Comentarios a la solución</text:span></text:h>
        <text:p text:style-name="Text_20_body"><text:span text:style-name="T2">Xxxxxxxxxxxxx xxxxxx xxxxxxxxxxx xxxxxxxxxxxx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 DD.</text:subject></text:span><text:span text:style-name="T1">:Versión-</text:span><text:span text:style-name="T1"><text:user-defined text:name="Versión">0.1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8</text:page-number></text:span><text:span text:style-name="T1"> de </text:span><text:span text:style-name="T1"><text:page-count style:num-format="1"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El código del punto 5 no sé si está bien (¿dónde monta?)</dc:description>
    <dc:subject>Ejercicios prácticos de BB. DD.</dc:subject>
    <meta:creation-date>2007-03-29T14:18:08</meta:creation-date>
    <dc:date>2007-05-15T20:42:44</dc:date>
    <meta:keyword>bases de datos ejercicios prácticos</meta:keyword>
    <dc:language>es-ES</dc:language>
    <meta:editing-cycles>47</meta:editing-cycles>
    <meta:editing-duration>PT1H44M6S</meta:editing-duration>
    <meta:user-defined meta:name="Autor">Palmax</meta:user-defined>
    <meta:user-defined meta:name="Versión">0.1</meta:user-defined>
    <meta:user-defined meta:name="Ejercicio práctico">2</meta:user-defined>
    <meta:user-defined meta:name="Info 4"/>
    <meta:document-statistic meta:table-count="1" meta:image-count="0" meta:object-count="0" meta:page-count="8" meta:paragraph-count="131" meta:word-count="639" meta:character-count="4127"/>
  </office:meta>
</office:document-meta>
</file>